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e2af5" officeooo:paragraph-rsid="001e2af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e2af5" officeooo:paragraph-rsid="001e2af5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tivatiebrief EV Biotech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1:07:02.022021596</meta:creation-date>
    <dc:date>2023-05-08T11:09:10.782649148</dc:date>
    <meta:editing-duration>PT2M9S</meta:editing-duration>
    <meta:editing-cycles>1</meta:editing-cycles>
    <meta:document-statistic meta:table-count="0" meta:image-count="0" meta:object-count="0" meta:page-count="1" meta:paragraph-count="1" meta:word-count="3" meta:character-count="25" meta:non-whitespace-character-count="23"/>
    <meta:generator>LibreOffice/7.3.7.2$Linux_X86_64 LibreOffice_project/30$Build-2</meta:generator>
  </office:meta>
</office:document-meta>
</file>